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6-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VE GODLESS POTENTATES (16:1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IVE GODLESS POTENTATES (16:1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aasha, Israel's third ruler (16:1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aasha, Israel's third ruler (16:1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messenger (16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earful message (16:2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IVE GODLESS POTENTATES (16:1-3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aasha, Israel's third ruler (16:1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Elah, Israel's fourth ruler (16:8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Zimri, Israel's fifth ruler (16:10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Zimri, Israel's fifth ruler (16:10-2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Zimri kills his king (16:10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Zimri kills himself (16:15-2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IVE GODLESS POTENTATES (16:1-3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Baasha, Israel's third ruler (16:1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Elah, Israel's fourth ruler (16:8-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Zimri, Israel's fifth ruler (16:10-2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Omri, Israel's sixth ruler (16:21-2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Omri, Israel's sixth ruler (16:21-28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struggle (16:21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structure (16:23-2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sins (16:25-28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FIVE GODLESS POTENTATES (16:1-34)<text:s text:c="1"/></text:span><text:span text:style-name="a539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Baasha, Israel's third ruler (16:1-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lah, Israel's fourth ruler (16:8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Zimri, Israel's fifth ruler (16:10-2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Omri, Israel's sixth ruler (16:21-2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hab, Israel's seventh ruler (16:29-34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hab, Israel's seventh ruler (16:29-34)<text:s text:c="1"/></text:span><text:span text:style-name="a563" text:class-names=""/></text:p>
          </draw:text-box>
          <svg:title/>
          <svg:desc/>
        </draw:frame>
        <draw:frame draw:id="id100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del of Jeroboam (16:29-3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marriage of Jezebel (16:31-32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message of Joshua (16:3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12-tx-Title-and-Text" presentation:presentation-page-layout-name="Master1-PPL12" draw:id="Slide-265">
        <draw:frame draw:id="id101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FIVE GODLESS POTENTATES (16:1-34)<text:s text:c="1"/></text:span><text:span text:style-name="a581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Baasha, Israel's third ruler (16:1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Elah, Israel's fourth ruler (16:8-1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Zimri, Israel's fifth ruler (16:10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Omri, Israel's sixth ruler (16:21-28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hab, Israel's seventh ruler (16:29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1 Kings 16-17<text:s text:c="1"/></text:span><text:span text:style-name="a605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VE GODLESS POTENTATES (16:1-3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ONE GODLY PROPHET (17:1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ONE GODLY PROPHET (17:1-24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word of the Lord (17: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waiting at Kerith Brook (17:2-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aiting at Kerith Brook (17:2-7)<text:s text:c="1"/></text:span><text:span text:style-name="a635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place (17:2-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provisions (17:4-6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oblem (17:7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ONE GODLY PROPHET (17:1-24):<text:s text:c="1"/></text:span><text:span text:style-name="a653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word of the Lord (17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waiting at Kerith Brook (17:2-7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widow at Zarephath (17:8-2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-title-Title-Slide" presentation:presentation-page-layout-name="Master1-PPL1" draw:id="Slide-270">
        <draw:frame draw:id="id111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<text:s text:c="1"/>The widow at Zarephath (17:8-24):<text:s text:c="1"/></text:span><text:span text:style-name="a671" text:class-names=""/></text:p>
          </draw:text-box>
          <svg:title/>
          <svg:desc/>
        </draw:frame>
        <draw:frame draw:id="id112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The replenishing of the food (17:8-16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6" draw:style-name="a679" draw:master-page-name="Master1-Layout12-tx-Title-and-Text" presentation:presentation-page-layout-name="Master1-PPL12" draw:id="Slide-271">
        <draw:frame draw:id="id113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replenishing of the food (17:8-16)<text:s text:c="1"/></text:span><text:span text:style-name="a681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Elijah's request (17:8-12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lijah's reassurance (17:13-1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Elijah's reassurance (17:13-16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prediction (17:13-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provision (17:15-16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replenishing of the food (17:8-16)<text:s text:c="1"/></text:span><text:span text:style-name="a711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Elijah's request (17:8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Elijah's reassurance (17:13-16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2-tx-Title-and-Text" presentation:presentation-page-layout-name="Master1-PPL12" draw:id="Slide-274">
        <draw:frame draw:id="id119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widow at Zarephath (17:8-24):<text:s text:c="1"/></text:span><text:span text:style-name="a726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replenishing of the food (17:8-1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raising of the boy (17:17-24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0" draw:style-name="a739" draw:master-page-name="Master1-Layout1-title-Title-Slide" presentation:presentation-page-layout-name="Master1-PPL1" draw:id="Slide-275">
        <draw:frame draw:id="id121" presentation:style-name="a743" draw:name="Title 1" svg:x="1.38in" svg:y="0.83in" svg:width="10.3in" svg:height="4.42in" presentation:class="title" presentation:placeholder="false">
          <draw:text-box>
            <text:p text:style-name="a742" text:class-names="" text:cond-style-name=""><text:span text:style-name="a740" text:class-names=""><text:s text:c="1"/>The raising of the boy (17:17-24)<text:s text:c="1"/></text:span><text:span text:style-name="a741" text:class-names=""/></text:p>
          </draw:text-box>
          <svg:title/>
          <svg:desc/>
        </draw:frame>
        <draw:frame draw:id="id122" presentation:style-name="a748" draw:name="Subtitle 2" svg:x="1.38in" svg:y="5.25in" svg:width="10.3in" svg:height="1.85in" presentation:class="subtitle" presentation:placeholder="false">
          <draw:text-box>
            <text:p text:style-name="a745" text:class-names="" text:cond-style-name=""><text:span text:style-name="a744" text:class-names=""><text:s text:c="1"/>The tragedy (17:17-21)<text:s text:c="1"/></text:span></text:p>
            <text:p text:style-name="a747" text:class-names="" text:cond-style-name=""><text:span text:style-name="a746" text:class-names=""/></text:p>
          </draw:text-box>
          <svg:title/>
          <svg:desc/>
        </draw:frame>
      </draw:page>
      <draw:page draw:name="Slide21" draw:style-name="a749" draw:master-page-name="Master1-Layout12-tx-Title-and-Text" presentation:presentation-page-layout-name="Master1-PPL12" draw:id="Slide-276">
        <draw:frame draw:id="id123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The tragedy (17:17-21)<text:s text:c="1"/></text:span><text:span text:style-name="a751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The boy's sickness (17:17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mother's sorrow (17:18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prophet's supplication (17:19-2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2" draw:style-name="a767" draw:master-page-name="Master1-Layout12-tx-Title-and-Text" presentation:presentation-page-layout-name="Master1-PPL12" draw:id="Slide-277">
        <draw:frame draw:id="id125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raising of the boy (17:17-24)<text:s text:c="1"/></text:span><text:span text:style-name="a769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tragedy (17:17-21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triumph (17:22-23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testimony (17:2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widow at Zarephath (17:8-24):<text:s text:c="1"/></text:span><text:span text:style-name="a787" text:class-names=""/></text:p>
          </draw:text-box>
          <svg:title/>
          <svg:desc/>
        </draw:frame>
        <draw:frame draw:id="id128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replenishing of the food (17:8-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raising of the boy (17:17-24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4" draw:style-name="a800" draw:master-page-name="Master1-Layout12-tx-Title-and-Text" presentation:presentation-page-layout-name="Master1-PPL12" draw:id="Slide-279">
        <draw:frame draw:id="id129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ONE GODLY PROPHET (17:1-24):<text:s text:c="1"/></text:span><text:span text:style-name="a802" text:class-names=""/></text:p>
          </draw:text-box>
          <svg:title/>
          <svg:desc/>
        </draw:frame>
        <draw:frame draw:id="id130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word of the Lord (17:1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waiting at Kerith Brook (17:2-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widow at Zarephath (17:8-2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5" draw:style-name="a818" draw:master-page-name="Master1-Layout12-tx-Title-and-Text" presentation:presentation-page-layout-name="Master1-PPL12" draw:id="Slide-280">
        <draw:frame draw:id="id131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1 Kings 16-17<text:s text:c="1"/></text:span><text:span text:style-name="a820" text:class-names=""/></text:p>
          </draw:text-box>
          <svg:title/>
          <svg:desc/>
        </draw:frame>
        <draw:frame draw:id="id132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FIVE GODLESS POTENTATES (16:1-34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ONE GODLY PROPHET (17:1-2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6-17 </dc:title>
    <meta:initial-creator>David STRICKLAND</meta:initial-creator>
    <dc:creator>David STRICKLAND</dc:creator>
    <meta:creation-date>2020-02-23T23:08:33Z</meta:creation-date>
    <dc:date>2020-02-23T23:08:33Z</dc:date>
    <meta:template xlink:href="BibleStudy" xlink:type="simple"/>
    <meta:editing-cycles>1</meta:editing-cycles>
    <meta:editing-duration>PT0S</meta:editing-duration>
    <meta:document-statistic meta:paragraph-count="87" meta:word-count="651"/>
  </office:meta>
</office:document-meta>
</file>